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7435" officeooo:paragraph-rsid="001b7435"/>
    </style:style>
    <style:style style:name="P2" style:family="paragraph" style:parent-style-name="Standard">
      <style:text-properties officeooo:rsid="001ce90d" officeooo:paragraph-rsid="001ce90d"/>
    </style:style>
    <style:style style:name="P3" style:family="paragraph" style:parent-style-name="Standard">
      <style:text-properties officeooo:rsid="001ec127" officeooo:paragraph-rsid="001ec127"/>
    </style:style>
    <style:style style:name="P4" style:family="paragraph" style:parent-style-name="Standard">
      <style:text-properties officeooo:rsid="001ec127" officeooo:paragraph-rsid="002154be"/>
    </style:style>
    <style:style style:name="P5" style:family="paragraph" style:parent-style-name="Standard">
      <style:text-properties officeooo:rsid="00208493" officeooo:paragraph-rsid="00208493"/>
    </style:style>
    <style:style style:name="P6" style:family="paragraph" style:parent-style-name="Standard">
      <style:text-properties officeooo:rsid="002154be" officeooo:paragraph-rsid="002154be"/>
    </style:style>
    <style:style style:name="P7" style:family="paragraph" style:parent-style-name="Standard">
      <style:text-properties officeooo:rsid="0021a093" officeooo:paragraph-rsid="0021a093"/>
    </style:style>
    <style:style style:name="P8" style:family="paragraph" style:parent-style-name="Standard">
      <style:text-properties officeooo:rsid="00237cfc" officeooo:paragraph-rsid="0021a093"/>
    </style:style>
    <style:style style:name="P9" style:family="paragraph" style:parent-style-name="Standard">
      <style:text-properties officeooo:rsid="0021a093" officeooo:paragraph-rsid="002154be"/>
    </style:style>
    <style:style style:name="T1" style:family="text">
      <style:text-properties officeooo:rsid="001ec127"/>
    </style:style>
    <style:style style:name="T2" style:family="text">
      <style:text-properties officeooo:rsid="00208493"/>
    </style:style>
    <style:style style:name="T3" style:family="text">
      <style:text-properties officeooo:rsid="002154be"/>
    </style:style>
    <style:style style:name="T4" style:family="text">
      <style:text-properties officeooo:rsid="002194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 Always Read The Introduction</text:p>
      <text:p text:style-name="P1"/>
      <text:p text:style-name="P1">--</text:p>
      <text:p text:style-name="P1"/>
      <text:p text:style-name="P1">Never read the introduction. Anything important, the author would surely put in chapter one. And besides, the introduction is just written for the stupid people who can't understand the brilliance of the body of the book, no? Never read the introduction.</text:p>
      <text:p text:style-name="P1"/>
      <text:p text:style-name="P1">(Omg. I am so just kidding.)</text:p>
      <text:p text:style-name="P1"/>
      <text:p text:style-name="P1">--</text:p>
      <text:p text:style-name="P1"/>
      <text:p text:style-name="P1">I always wanted to write a crazy book, and, uh, if this book is to be remembered, I hope it is remembered as the craziest of crazy books <text:span text:style-name="T3">of</text:span> its time. To me that would be its greatest victory. But it needs to be remembered first.</text:p>
      <text:p text:style-name="P1"/>
      <text:p text:style-name="P1">There is this tendency in writing today to elevate superficial perfection and expert advi<text:span text:style-name="T3">c</text:span>e over writing and listening with the heart—the heart, which is always chaotic, always irrational, always only incidentally focused. </text:p>
      <text:p text:style-name="P1"/>
      <text:p text:style-name="P1">It is this tendency <text:span text:style-name="T3">toward superficial perfection </text:span>I want to break. I want to induce a paradigm shift in how we write in English. I will fail, but you know what they say about people who try to shoot the moon.</text:p>
      <text:p text:style-name="P1"/>
      <text:p text:style-name="P1">If you want to describe this book to others, say that I took my writer's notebook, typed it hastily, and published that. Say that because it's mostly true. </text:p>
      <text:p text:style-name="P1"/>
      <text:p text:style-name="P1">I began writing this in the fall of 2017 in Khon Kaen, Thailand. I had just broken up with my long-term off-again-on-again girlfriend who I had been living with in Samut Prakan, Thailand, and I had ended up, very temporarily, in a windowless hotel room in a city I had deceived myself that I loved to be in. Spending my time either reading, coding, eating, or walking, exploring the lake again or climbing the <text:span text:style-name="T3">nine-level</text:span> chedi there again. Reading always reading and thinking and walking. And my pen burst free in my bullet journal until <text:span text:style-name="T3">there</text:span> was no longer a bullet journal<text:span text:style-name="T3">—</text:span>and that became loose #1.</text:p>
      <text:p text:style-name="P1"/>
      <text:p text:style-name="P1">Like the ancient copyists of the Republic, I break my books not at a shift in topic but where I ran out of paper. Each loose number corresponds to one physical notebook in chronological order.</text:p>
      <text:p text:style-name="P1"/>
      <text:p text:style-name="P1">The last loose I also wrote in Thailand. Only a few words and a few edits did I write here in Houston, but all the typing—typos and all<text:span text:style-name="T2">—</text:span>were done here. </text:p>
      <text:p text:style-name="P1"/>
      <text:p text:style-name="P2">Much of the book alternates between bellicose accusation + hierarchical comfort and intensely intimate reflection. Some may correctly state that much of the bellicosity was me talking to myself. Sure. But I'm quite a different person in many ways from the parts that may seem to you most raw. Using Brene Brown's rule that you only publish things that you, yourself, feel you have gotten over, I feel perfectly safe publishing everything you see here. By reading this book you may learn a great deal about my ideology, but you will learn nothing about me, sadly. <text:span text:style-name="T3">Though I hope a few can be broken from the utter depths of loneliness where I too had found myself in that little hotel room with no windows.</text:span></text:p>
      <text:p text:style-name="P2"/>
      <text:p text:style-name="P6">--</text:p>
      <text:p text:style-name="P2"><text:soft-page-break/></text:p>
      <text:p text:style-name="P2">I believe good writing is intimate without being raw. Everything here is intimate<text:span text:style-name="T3">;</text:span> none of it is raw. </text:p>
      <text:p text:style-name="P2"/>
      <text:p text:style-name="P2">If you don't like a section, then I urge you to remove it. If you think elaboration or examples should be added, I urge you to add them. If an argument can be sharpened, I urge you to sharpen it. If a typo or grammar mistake or vagueness disgusts you, I urge you to improve it. This is not because I want you to do my work for me but rather because the most important thing for me is that my audience engages with and wrestles with the ideas in this book. Aristotle said that the mark of an educated mind is the ability to hold and idea in one's head without accepting or rejecting it out of hand, and that is the sole purpose of this book—to urge the reader to entertain ideas that they had never entertained before in their past. </text:p>
      <text:p text:style-name="P2"/>
      <text:p text:style-name="P2">And to reiterate—this book is open source and in the public domain. You may do <text:span text:style-name="T3">with it what you wish.</text:span> <text:span text:style-name="T3">D</text:span>on't as forgiveness<text:span text:style-name="T3">.</text:span> <text:span text:style-name="T3">D</text:span>on't ask permission. Put your own name on it for all I care. Sell it for <text:span text:style-name="T3">a profit for </text:span>all I care. <text:span text:style-name="T1">And please for the love of God plagiarize from it. Plagiarize like your life depended on it. Please. The more you steal, the further my ideas go. Great. That's what I want.</text:span></text:p>
      <text:p text:style-name="P2"/>
      <text:p text:style-name="P5">--</text:p>
      <text:p text:style-name="P2"/>
      <text:p text:style-name="P4">It is my belief that for all of recorded history until the Industrial Revolution, it was chaos that was the inevitability and order the exception. And thus we needed to build social technologies<text:span text:style-name="T4">, today's basket of isms,</text:span> in order to preserve <text:span text:style-name="T3">any measure of order and thus preserve </text:span>civilization. </text:p>
      <text:p text:style-name="P4"/>
      <text:p text:style-name="P4">Now that we are in the Industrial Revolution and currently in an electronic revolution, I believe that human history has shifted—order is now the inevitability and chaos the exception. And so where we built universalizing systems whose cores we are fast forgetting—Confucianism, Buddhism, Platonism, Christianity, and Islam—we <text:span text:style-name="T4">made</text:span> order a central tenant, for <text:span text:style-name="T4">a</text:span> chief root of evil<text:span text:style-name="T4"> at the time</text:span> was chaos. While I absolutely believe we need to return to old, core tenants in each tradition (an emphasis on 仁 and democratizing old texts in Confucianism, an emphasis on non-attachment, impermanence, non-self, <text:span text:style-name="T2">and cycles of suffering in Buddhism, an emphasis on democratized dialogue and dialectic in Platonism, an emphasis on the story of Jesus—both historical and theological—in Christianity, and an emphasis on...I don't know very much about Islam haha), I also believe that doing good requires spontaneity, and spontaneity requires some measure of chaos. And chaos in our 1 and 0 world is suddenly in short supply. I don't believe for a second that I, alone, can solve the problem, but I hope I can crack open the pandora's box an inch or two. For I believe we've only had one society in world history that reached the level of perfect order that so many powerful voices today so desperately wish us to achieve—Nazi Germany. So let's not do that thanks.</text:span></text:p>
      <text:p text:style-name="P3"/>
      <text:p text:style-name="P5">As Voltaire never said: I despise what you say, but I defend to the death your right to say it.</text:p>
      <text:p text:style-name="P5"/>
      <text:p text:style-name="P6">--</text:p>
      <text:p text:style-name="P6"/>
      <text:p text:style-name="P6">You know I only wrote this to sugarcoat the book, yeah?<text:span text:style-name="T4"> To make it more palatable to some future conventional audience.</text:span> So why do you believe any of this? Why would you? You should probably rip this part out of the book and throw it away<text:span text:style-name="T4"> right now</text:span>. What relationship do these words even have to the rest of the book? None at all?</text:p>
      <text:p text:style-name="P9"/>
      <text:p text:style-name="P7"/>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4T17:08:59.332812275</meta:creation-date>
    <dc:date>2020-03-29T11:30:12.043227459</dc:date>
    <meta:editing-duration>PT8M56S</meta:editing-duration>
    <meta:editing-cycles>5</meta:editing-cycles>
    <meta:generator>LibreOffice/6.0.7.3$Linux_X86_64 LibreOffice_project/00m0$Build-3</meta:generator>
    <meta:document-statistic meta:table-count="0" meta:image-count="0" meta:object-count="0" meta:page-count="2" meta:paragraph-count="23" meta:word-count="1105" meta:character-count="6097" meta:non-whitespace-character-count="5021"/>
  </office:meta>
</office:document-meta>
</file>